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22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screte-in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Key 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section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nalyze Propositions and Boolean Expression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-1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OApHaIMKMJ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what is a proposition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Boolean operations ($\neg, \wedge, \vee, \rightarrow, \leftrightarrow$)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store parentheses using precedenc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truth tables for expression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ection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 propositional statement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7-22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_RrxqiB_pf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ranslate English into Propositional logic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situations when natural language uses logical connectives in a different sense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olve Logic Puzzles and Word Problem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ection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cognize Boolean tautologies and satisfiability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6-3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0ELYvaf21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write propositions using equivalences (Use double negation; Use De Morgan's laws; Write Contrapositive for an Implication 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tautology if a truth table exist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new tautologies using inference rule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atisfiable and Contradictory Boolean Expression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1.X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expressions in programming (optional)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operation precedence to a Python expression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operation associativity to a Python expression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short-circuit Boolean evaluation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ection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Common Proof Strategie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84-93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b-hKQOhxlNA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PNme9Kl3kDo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CCAgvPGOlmE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direct proofs for IF-THEN statement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contraposition for IF-THEN statement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constructive proofs using contradiction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ection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Predicates and Quantifier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40-55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rZH5RFSXsvI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predicate as a function to boolean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free and bound variable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erpret quantifiers over finite domain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precedence for quantifier statemen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egate predicates, apply De Morgan's law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ection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Sets and Function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21-13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jXxuwrAbpCU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et by listing elements or interval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et by defining a predicate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ubsets, proper sub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pairs and other n-tuple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power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produce Russel's paradox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ection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pare Set Cardinalitie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79-186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WQWkG9cQ8NQ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injective functions between 2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urjective functions between 2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adding a finite set to a countable is countable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ion two positive integer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ion infinitely many integer set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ection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Nested Quantifiers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60-68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DaBIVPyvDQ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write mathematical statements with nested quantifier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erpret quantifier expressions in human language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egate multiple quantifier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ection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Some More Proof Strategies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analyzing cas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counterexampl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roduce "without loss of generality" claus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nonconstructive proofs of existence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ection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ules of Inference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hypotheses and goals in a proof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modus ponens: $A \rightarrow B,\, A \;\vdash\;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modus tollens: $A \rightarrow B,\, (\neg B) \;\vdash\; (\neg A)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transitivity: $A \rightarrow B,\, B \rightarrow C \;\vdash\; A \rightarrow C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disjunctive syllogism: $A \vee B,\, \neg A \;\vdash\;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addition": $A \;\vdash\; A \vee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simplification": $(A \wedge B) \;\vdash\; A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conjunction": $A,\, B \;\vdash\; (A \wedge B)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resolution": $(A \vee B),\, (\neg A \vee C) \;\vdash\; (B \vee C)$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ection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sets over some universe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union of two or more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intersection of two or more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complement of a set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difference of two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symmetric difference of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raw Venn diagrams for 2, 3, 4 or 5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2.X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Proof Strategies for Sets and Function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for 2 sets being different (conterexample)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for a function being bijective [Define bijections from monotonous continuous functions; Define bijections as variants of 1D Hilbert hotel. Define bijections as variants of 2D Hilbert hotel.]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constructions by selecting minimum in a nonempty set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using invariant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ection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be algorithms for lists/arrays and their paradigm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01-213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nshTUaIpc8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4kVVhSy3kf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GNGUziMQ4R4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kkgTu5kaIXw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common characteristics of algorithms (mass problem, input, output, strictly defined steps, finite time)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an algorithm to find maximum in a list of n with pseudocode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linear search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binary search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number of steps for binary search in a list of n element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bubble sort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number of steps for bubble sort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naive string matching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number of steps for string matching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greedy algorithm to pay the change with minimum coin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for the eurocent coins (1,2,5,10,20,50,100,200) greedy algorithm is optimal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greedy scheduling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halting proble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the halting problem is algorithmically unsolvable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ine and use the big-O notation and related complexity measures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ection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16-228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medium.com/@.RT/total-n00bs-guide-to-big-o-big-%CF%89-big-%CE%B8-aa259ae8a1c2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big-O notation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are various elementary functions by their growth speed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big-O for sums and products of functions.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big-Omega and big-Theta notations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ine and determine some algorithm complexity measures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31-235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ime and space complexity for the given run of a program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worst-case and average time complexity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modular arithmetic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51-258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XnshTUaIpc8" xlink:type="simple">https://youtu.be/XnshTUaIpc8</text:a></text:p>
          </table:table-cell>
        </table:table-row>
        <table:table-row table:style-name="ro1">
          <table:table-cell office:value-type="string" calcext:value-type="string">
            <text:p>W5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Z-si4GE_n9k" xlink:type="simple">https://youtu.be/Z-si4GE_n9k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dd, subtract and multiply congruences (ring operations)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ransform congurences equivalently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integer representation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60-268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xtIIUB6QUJ8" xlink:type="simple">https://youtu.be/xtIIUB6QUJ8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iSTpfqZwb5A" xlink:type="simple">https://youtu.be/iSTpfqZwb5A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vAKiTsEKEQM" xlink:type="simple">https://youtu.be/vAKiTsEKEQM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5ZbKtsbctf4" xlink:type="simple">https://youtu.be/5ZbKtsbctf4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nvert a representation of a number into a number by Horner’s scheme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Obtain a representation of a number by Horner’s scheme backward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erform arithmetic operations on number representation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erform modular exponentiation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properties of primes, GCD, LCM and related algorithm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71-278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tJeP8882zZg" xlink:type="simple">https://youtu.be/tJeP8882zZg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Dhpp5yTzNY8" xlink:type="simple">https://youtu.be/Dhpp5yTzNY8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UDrU6Aw_gEY" xlink:type="simple">https://youtu.be/UDrU6Aw_gEY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yze the full search primality testing algorithm (divide up to $\sqrt{n}$)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there are infinitely many prime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e facts about prime “gaps” and their distribution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e properties of LCD and GCD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Euclid algorithm to compute LCD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d Bezout coefficients and solve linear congruence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85-293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oXRT_TNoBaM" xlink:type="simple">https://youtu.be/oXRT_TNoBaM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Ag3wFeScdP4" xlink:type="simple">https://youtu.be/Ag3wFeScdP4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Blankinship algorithm to compute Bezout coefficient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ind inverse of a number w.r.t. some module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olve arbitrary linear congruence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statements by mathematical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31-350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TqpNDiqsz7k" xlink:type="simple">https://youtu.be/TqpNDiqsz7k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pTj6J_kWddM" xlink:type="simple">https://youtu.be/pTj6J_kWddM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summation formulas by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inequalities and various invariants by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statements by variants of mathematical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54-362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mZ8wcxnT9WQ" xlink:type="simple">https://youtu.be/mZ8wcxnT9WQ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yze some games with strong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ecursive definitions and structural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65-378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_EVvOzBI05Q" xlink:type="simple">https://youtu.be/_EVvOzBI05Q</text:a>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ecursive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4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81-398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tail-recursive number theory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tail-recursive linear, binary, ternary search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Fibonacci and related algorithms using iterations or memoization (storing intermediate results)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merge-sort algorithm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Master’s theorem to analyze complexity of recursive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ssertions for conditionals and loops for program verification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10483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23:40:55.193930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02:09:29.732419127</dc:date>
    <meta:editing-duration>PT40M54S</meta:editing-duration>
    <meta:editing-cycles>6</meta:editing-cycles>
    <meta:generator>LibreOffice/6.0.7.3$Linux_X86_64 LibreOffice_project/00m0$Build-3</meta:generator>
    <meta:document-statistic meta:table-count="1" meta:cell-count="848" meta:object-count="0"/>
  </office:meta>
</office:document-meta>
</file>